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clk (MHz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cale factor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Cnts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table:formula="of:=([.B3]*1000000)/(2*[.B4]*(1+[.B5]))" office:value-type="float" office:value="0.500288165983607" calcext:value-type="float">
            <text:p>0.500288166</text:p>
          </table:table-cell>
          <table:table-cell table:formula="of:=1/[.B7]" office:value-type="float" office:value="1.998848" calcext:value-type="float">
            <text:p>1.9988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ts</text:p>
          </table:table-cell>
          <table:table-cell table:formula="of:=([.B3]*1000000)/(2*[.B4]*(1/[.B8]))-1" office:value-type="float" office:value="487.28125" calcext:value-type="float">
            <text:p>487.28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07:24:59.056000000</meta:creation-date>
    <dc:date>2015-05-17T09:58:00.405000000</dc:date>
    <meta:editing-duration>PT17M20S</meta:editing-duration>
    <meta:editing-cycles>1</meta:editing-cycles>
    <meta:document-statistic meta:table-count="1" meta:cell-count="14" meta:object-count="0"/>
    <meta:generator>LibreOffice/4.4.2.2$Windows_x86 LibreOffice_project/c4c7d32d0d49397cad38d62472b0bc8acff48dd6</meta:generator>
  </office:meta>
</office:document-meta>
</file>